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0fd143" officeooo:paragraph-rsid="000fd143" style:font-size-asian="14pt" style:font-weight-asian="normal" style:font-size-complex="16pt" style:font-weight-complex="normal"/>
    </style:style>
    <style:style style:name="P3" style:family="paragraph" style:parent-style-name="Standard" style:list-style-name="L1">
      <style:text-properties fo:font-size="16pt" fo:font-weight="normal" officeooo:rsid="000fd143" officeooo:paragraph-rsid="000fd143" style:font-size-asian="14pt" style:font-weight-asian="normal" style:font-size-complex="16pt" style:font-weight-complex="normal"/>
    </style:style>
    <style:style style:name="P4" style:family="paragraph" style:parent-style-name="Standard" style:list-style-name="L1">
      <style:text-properties fo:font-size="16pt" fo:font-weight="normal" officeooo:rsid="00112c4c" officeooo:paragraph-rsid="00112c4c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12c4c" officeooo:paragraph-rsid="00112c4c" style:font-size-asian="14pt" style:font-weight-asian="normal" style:font-size-complex="16pt" style:font-weight-complex="normal"/>
    </style:style>
    <style:style style:name="P6" style:family="paragraph" style:parent-style-name="Standard" style:list-style-name="L2">
      <style:text-properties fo:font-size="16pt" fo:font-weight="normal" officeooo:rsid="00112c4c" officeooo:paragraph-rsid="00112c4c" style:font-size-asian="14pt" style:font-weight-asian="normal" style:font-size-complex="16pt" style:font-weight-complex="normal"/>
    </style:style>
    <style:style style:name="T1" style:family="text">
      <style:text-properties fo:font-size="20pt" fo:font-weight="bold" officeooo:rsid="000fd143" style:font-size-asian="20pt" style:font-weight-asian="bold" style:font-size-complex="20pt" style:font-weight-complex="bold"/>
    </style:style>
    <style:style style:name="T2" style:family="text">
      <style:text-properties officeooo:rsid="00112c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Elaborato Tecnologie Web</text:span></text:p>
      <text:p text:style-name="P1"/>
      <text:p text:style-name="P2">Sviluppato da: Mattia Narducci</text:p>
      <text:p text:style-name="P2"/>
      <text:p text:style-name="P5">L’elaborato è stato sviluppato utilizzando HTML,CSS e javascript.</text:p>
      <text:p text:style-name="P2"/>
      <text:p text:style-name="P2"/>
      <text:p text:style-name="P5">Il database è composto da 5 tabelle:</text:p>
      <text:list xml:id="list3440231036" text:style-name="L2">
        <text:list-item>
          <text:p text:style-name="P6">dettaglio_ordine: contiene le quantità di ciascun prodotto in un ordine</text:p>
        </text:list-item>
        <text:list-item>
          <text:p text:style-name="P6">ordine</text:p>
        </text:list-item>
        <text:list-item>
          <text:p text:style-name="P6">utente</text:p>
        </text:list-item>
        <text:list-item>
          <text:p text:style-name="P6">prodotto</text:p>
        </text:list-item>
        <text:list-item>
          <text:p text:style-name="P6">notifiche</text:p>
        </text:list-item>
      </text:list>
      <text:p text:style-name="P2"/>
      <text:p text:style-name="P2">Il progetto soddisfa tutti i requisti della consegna, in particolare:</text:p>
      <text:list xml:id="list4211080916" text:style-name="L1">
        <text:list-item>
          <text:p text:style-name="P3">E’ presente un’ <text:span text:style-name="T2">utente</text:span> admin (venditore) <text:span text:style-name="T2">in grado di aggiungere e <text:s/>modificare prodotti</text:span></text:p>
        </text:list-item>
        <text:list-item>
          <text:p text:style-name="P3">Sistema di registrazione dove un’utente è in grado di registrarsi o effettuare il login</text:p>
        </text:list-item>
        <text:list-item>
          <text:p text:style-name="P3"><text:span text:style-name="T2">Listino</text:span> prodotti con possibilità di acquistarli </text:p>
        </text:list-item>
        <text:list-item>
          <text:p text:style-name="P4">Carrello</text:p>
        </text:list-item>
        <text:list-item>
          <text:p text:style-name="P3">Sistema di notifiche </text:p>
        </text:list-item>
      </text:list>
      <text:p text:style-name="P2"/>
      <text:p text:style-name="P5">In più la password viene “salata” attraverso la funzione messa a disposizione da php, password_hash, prima di essere salvata nel databas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18:46:34.699000000</meta:creation-date>
    <dc:date>2022-01-25T19:13:20.659000000</dc:date>
    <meta:editing-duration>PT6M24S</meta:editing-duration>
    <meta:editing-cycles>1</meta:editing-cycles>
    <meta:document-statistic meta:table-count="0" meta:image-count="0" meta:object-count="0" meta:page-count="1" meta:paragraph-count="16" meta:word-count="114" meta:character-count="727" meta:non-whitespace-character-count="631"/>
    <meta:generator>LibreOffice/7.1.5.2$Windows_X86_64 LibreOffice_project/85f04e9f809797b8199d13c421bd8a2b025d52b5</meta:generator>
  </office:meta>
</office:document-meta>
</file>